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4.75cm" fo:min-width="0.5cm" loext:decorative="false"/>
    </style:style>
    <style:style style:name="gr3" style:family="graphic" style:parent-style-name="standard">
      <style:graphic-properties draw:stroke="none" svg:stroke-color="#000000" draw:fill="none" draw:fill-color="#ffffff" fo:min-height="4.25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3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cm" fo:padding-bottom="0.1cm" fo:padding-left="0.1cm" fo:padding-right="0.1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style:protect="size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style:protect="size" loext:decorative="false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style:protect="size" loext:decorative="false"/>
    </style:style>
    <style:style style:name="gr18" style:family="graphic" style:parent-style-name="objectwithoutfill">
      <style:graphic-properties svg:stroke-color="#ff0000" draw:fill="none" draw:textarea-vertical-align="middle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1" style:family="graphic" style:parent-style-name="objectwithoutfill">
      <style:graphic-properties svg:stroke-width="0.03cm" svg:stroke-color="#ff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2" style:family="graphic" style:parent-style-name="objectwithoutfill">
      <style:graphic-properties svg:stroke-width="0.03cm" svg:stroke-color="#ff0000" draw:marker-start-width="0.05cm" draw:marker-end-width="0.05cm" draw:fill="none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34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style:protect="size" loext:decorative="false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2.75cm" fo:min-width="0.5cm" loext:decorative="false"/>
    </style:style>
    <style:style style:name="gr29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.5pt"/>
    </style:style>
    <style:style style:name="P6" style:family="paragraph">
      <loext:graphic-properties draw:fill="none" draw:fill-color="#ffffff"/>
      <style:text-properties fo:font-size="10.5pt"/>
    </style:style>
    <style:style style:name="P7" style:family="paragraph">
      <loext:graphic-properties draw:fill="none"/>
      <style:paragraph-properties fo:margin-left="0cm" fo:margin-right="2.7cm" fo:text-align="center" fo:text-indent="0.6cm"/>
    </style:style>
    <style:style style:name="P8" style:family="paragraph">
      <loext:graphic-properties draw:fill="none" draw:fill-color="#ffffff"/>
      <style:paragraph-properties fo:margin-left="0cm" fo:margin-right="2.7cm" fo:text-indent="0.6c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top="0cm" fo:margin-bottom="0.13cm"/>
    </style:style>
    <style:style style:name="P11" style:family="paragraph">
      <loext:graphic-properties draw:fill="none" draw:fill-color="#ffffff"/>
      <style:paragraph-properties fo:margin-top="0cm" fo:margin-bottom="0.13cm"/>
      <style:text-properties fo:font-size="12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margin-top="0cm" fo:margin-bottom="0.13cm"/>
      <style:text-properties fo:font-size="10.5pt"/>
    </style:style>
    <style:style style:name="P19" style:family="paragraph">
      <loext:graphic-properties draw:fill="none" draw:fill-color="#ffffff"/>
      <style:paragraph-properties fo:margin-top="0cm" fo:margin-bottom="0.13cm"/>
      <style:text-properties fo:font-size="10.5pt"/>
    </style:style>
    <style:style style:name="T1" style:family="text">
      <style:text-properties fo:font-size="6pt"/>
    </style:style>
    <style:style style:name="T2" style:family="text">
      <style:text-properties fo:font-size="8pt"/>
    </style:style>
    <style:style style:name="T3" style:family="text">
      <style:text-properties fo:font-size="11pt"/>
    </style:style>
    <style:style style:name="T4" style:family="text">
      <style:text-properties fo:font-size="12pt"/>
    </style:style>
    <style:style style:name="T5" style:family="text">
      <style:text-properties fo:font-size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g draw:style-name="gr1">
          <draw:custom-shape draw:style-name="gr2" draw:text-style-name="P1" draw:layer="layout" svg:width="1cm" svg:height="5cm" svg:x="11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1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3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3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5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5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7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7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" draw:text-style-name="P1" draw:layer="layout" svg:width="1cm" svg:height="5cm" svg:x="19.5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cm" svg:height="4.515cm" svg:x="19.5cm" svg:y="7.5cm">
            <draw:text-box>
              <text:p><text:span text:style-name="T1"/></text:p>
              <text:p><text:span text:style-name="T2"/></text:p>
              <text:p><text:span text:style-name="T3">C</text:span></text:p>
              <text:p><text:span text:style-name="T3"/></text:p>
              <text:p><text:span text:style-name="T4"/></text:p>
              <text:p><text:span text:style-name="T4">+</text:span></text:p>
              <text:p><text:span text:style-name="T4"/></text:p>
              <text:p><text:span text:style-name="T4"/></text:p>
              <text:p><text:span text:style-name="T4"/></text:p>
              <text:p><text:span text:style-name="T4">G</text:span></text:p>
            </draw:text-box>
          </draw:frame>
        </draw:g>
        <draw:custom-shape draw:style-name="gr4" draw:text-style-name="P3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0.5cm" svg:height="1.595cm" svg:x="4.5cm" svg:y="1.5cm">
          <draw:text-box>
            <text:p>Tractor Interface Board B - Bottom</text:p>
          </draw:text-box>
        </draw:frame>
        <draw:frame draw:style-name="gr6" draw:text-style-name="P4" draw:layer="layout" svg:width="4.5cm" svg:height="1.673cm" svg:x="1.5cm" svg:y="1.5cm">
          <draw:text-box>
            <text:p>Page <text:page-number>2</text:page-number></text:p>
          </draw:text-box>
        </draw:frame>
        <draw:frame draw:style-name="gr7" draw:text-style-name="P6" draw:layer="layout" svg:width="1.5cm" svg:height="0.662cm" svg:x="22.5cm" svg:y="3.5cm">
          <draw:text-box>
            <text:p text:style-name="P5"><text:span text:style-name="T5">+ ve</text:span></text:p>
          </draw:text-box>
        </draw:frame>
        <draw:frame draw:style-name="gr8" draw:text-style-name="P6" draw:layer="layout" svg:width="2.5cm" svg:height="1.5cm" svg:x="9cm" svg:y="3.5cm">
          <draw:text-box>
            <text:p text:style-name="P5"><text:span text:style-name="T5">Indicator repeaters (in Steps)</text:span></text:p>
          </draw:text-box>
        </draw:frame>
        <draw:custom-shape draw:style-name="gr9" draw:text-style-name="P7" draw:layer="layout" svg:width="2cm" svg:height="1cm" draw:transform="rotate (1.5707963267949) translate (13.5cm 5.5cm)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cm" svg:height="2.171cm" svg:x="24cm" svg:y="3.5cm">
          <draw:text-box>
            <text:p><text:span text:style-name="T6">Gear Indication Lights</text:span></text:p>
            <text:p><text:span text:style-name="T6">and <text:s/>Working Light</text:span></text:p>
            <text:p><text:span text:style-name="T6">(+ve taken from Cameras board)</text:span></text:p>
            <text:p><text:span text:style-name="T6"/></text:p>
          </draw:text-box>
        </draw:frame>
        <draw:custom-shape draw:style-name="gr11" draw:text-style-name="P7" draw:layer="layout" svg:width="4cm" svg:height="2cm" draw:transform="rotate (0.000523598775598299) translate (18cm 3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11.5cm" svg:y1="3.501cm" svg:x2="11.5cm" svg:y2="17.501cm">
          <text:p/>
        </draw:line>
        <draw:line draw:style-name="gr12" draw:text-style-name="P9" draw:layer="layout" svg:x1="22.5cm" svg:y1="17.502cm" svg:x2="11.5cm" svg:y2="17.501cm">
          <text:p/>
        </draw:line>
        <draw:line draw:style-name="gr12" draw:text-style-name="P9" draw:layer="layout" svg:x1="22.5cm" svg:y1="3.501cm" svg:x2="22.5cm" svg:y2="17.501cm">
          <text:p/>
        </draw:line>
        <draw:line draw:style-name="gr12" draw:text-style-name="P9" draw:layer="layout" svg:x1="11.5cm" svg:y1="3.501cm" svg:x2="22.5cm" svg:y2="3.501cm">
          <text:p/>
        </draw:line>
        <draw:frame draw:style-name="gr13" draw:text-style-name="P11" draw:layer="layout" svg:width="4cm" svg:height="1cm" svg:x="18cm" svg:y="2.5cm">
          <draw:text-box>
            <text:p text:style-name="P10"><text:span text:style-name="T4">Yellow Black <text:s/>Red</text:span></text:p>
          </draw:text-box>
        </draw:frame>
        <draw:custom-shape draw:style-name="gr9" draw:text-style-name="P7" draw:layer="layout" svg:width="2cm" svg:height="1cm" draw:transform="rotate (1.5707963267949) translate (11.5cm 5.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3cm" svg:height="0.3cm" svg:x="19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cm" svg:height="0.3cm" svg:x="17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3cm" svg:height="0.3cm" svg:x="21.79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3cm" svg:height="0.3cm" svg:x="13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3cm" svg:height="0.3cm" svg:x="11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cm" svg:height="0.3cm" svg:x="15.851cm" svg:y="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5cm" svg:height="0.662cm" svg:x="22.5cm" svg:y="11.5cm">
          <draw:text-box>
            <text:p text:style-name="P5"><text:span text:style-name="T5">- ve</text:span></text:p>
          </draw:text-box>
        </draw:frame>
        <draw:custom-shape draw:style-name="gr15" draw:text-style-name="P13" draw:layer="layout" svg:width="0.3cm" svg:height="0.3cm" svg:x="21.873cm" svg:y="11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2cm" svg:y1="4cm" svg:x2="22cm" svg:y2="4cm">
          <text:p/>
        </draw:line>
        <draw:line draw:style-name="gr19" draw:text-style-name="P15" draw:layer="layout" svg:x1="12cm" svg:y1="12cm" svg:x2="22cm" svg:y2="12cm">
          <text:p/>
        </draw:line>
        <draw:path draw:style-name="gr20" draw:text-style-name="P15" draw:layer="layout" svg:width="1.232cm" svg:height="0.913cm" draw:transform="skewX (0.735481746790411) rotate (-0.417482757077044) translate (11.999cm 7cm)" svg:viewBox="0 0 1233 914" svg:d="M0 0c1233 0 1233 914 1233 914">
          <text:p/>
        </draw:path>
        <draw:path draw:style-name="gr20" draw:text-style-name="P15" draw:layer="layout" svg:width="1.232cm" svg:height="0.913cm" draw:transform="skewX (0.735481746790411) rotate (-0.417482757077044) translate (13.999cm 7cm)" svg:viewBox="0 0 1233 914" svg:d="M0 0c1233 0 1233 914 1233 914">
          <text:p/>
        </draw:path>
        <draw:path draw:style-name="gr20" draw:text-style-name="P15" draw:layer="layout" svg:width="1.232cm" svg:height="0.913cm" draw:transform="skewX (0.735481746790411) rotate (-0.417482757077044) translate (15.999cm 7cm)" svg:viewBox="0 0 1233 914" svg:d="M0 0c1233 0 1233 914 1233 914">
          <text:p/>
        </draw:path>
        <draw:path draw:style-name="gr20" draw:text-style-name="P15" draw:layer="layout" svg:width="1.232cm" svg:height="0.913cm" draw:transform="skewX (0.735481746790411) rotate (-0.417482757077044) translate (17.999cm 7cm)" svg:viewBox="0 0 1233 914" svg:d="M0 0c1233 0 1233 914 1233 914">
          <text:p/>
        </draw:path>
        <draw:path draw:style-name="gr20" draw:text-style-name="P15" draw:layer="layout" svg:width="1.232cm" svg:height="0.913cm" draw:transform="skewX (0.735481746790411) rotate (-0.417482757077044) translate (19.999cm 7cm)" svg:viewBox="0 0 1233 914" svg:d="M0 0c1233 0 1233 914 1233 914">
          <text:p/>
        </draw:path>
        <draw:frame draw:style-name="gr7" draw:text-style-name="P6" draw:layer="layout" svg:width="9.5cm" svg:height="0.662cm" svg:x="11.5cm" svg:y="6.338cm">
          <draw:text-box>
            <text:p text:style-name="P5"><text:span text:style-name="T5">Black</text:span><text:span text:style-name="T5"><text:tab/></text:span><text:span text:style-name="T5"><text:tab/></text:span><text:span text:style-name="T5">Red</text:span><text:span text:style-name="T5"><text:tab/></text:span><text:span text:style-name="T5"><text:tab/></text:span><text:span text:style-name="T5">Brown</text:span><text:span text:style-name="T5"><text:tab/></text:span><text:span text:style-name="T5">Green</text:span><text:span text:style-name="T5"><text:tab/></text:span><text:span text:style-name="T5">Blue</text:span></text:p>
          </draw:text-box>
        </draw:frame>
        <draw:path draw:style-name="gr21" draw:text-style-name="P15" draw:layer="layout" svg:width="5.387cm" svg:height="3.35cm" draw:transform="skewX (0.464083048105292) rotate (-0.836187244630484) translate (12cm 5cm)" svg:viewBox="0 0 5388 3351" svg:d="M0 0c3367 4 5388 3351 5388 3351">
          <text:p/>
        </draw:path>
        <draw:path draw:style-name="gr21" draw:text-style-name="P15" draw:layer="layout" svg:width="5.387cm" svg:height="3.35cm" draw:transform="skewX (0.464083048105292) rotate (-0.836187244630484) translate (13.999cm 5cm)" svg:viewBox="0 0 5388 3351" svg:d="M0 0c3367 4 5388 3351 5388 3351">
          <text:p/>
        </draw:path>
        <draw:path draw:style-name="gr22" draw:text-style-name="P15" draw:layer="layout" svg:width="4.001cm" svg:height="2.342cm" draw:transform="skewX (0.221307749152881) rotate (0.896052037973889) translate (18.4999862789137cm 8.12499571218995cm)" svg:viewBox="0 0 4002 2343" svg:d="M0 2343c3202 0 4002-2343 4002-2343">
          <text:p/>
        </draw:path>
        <draw:line draw:style-name="gr22" draw:text-style-name="P15" draw:layer="layout" svg:x1="18cm" svg:y1="10cm" svg:x2="20cm" svg:y2="5cm">
          <text:p/>
        </draw:line>
        <draw:path draw:style-name="gr21" draw:text-style-name="P15" draw:layer="layout" svg:width="5.577cm" svg:height="1.696cm" draw:transform="rotate (1.32575209981489) translate (15.9999999686836cm 9.99999999216871cm)" svg:viewBox="0 0 5578 1697" svg:d="M0 0c4123 0 5578 1697 5578 1697">
          <text:p/>
        </draw:path>
        <draw:frame draw:style-name="gr23" draw:text-style-name="P17" draw:layer="layout" svg:width="3.5cm" svg:height="1.225cm" svg:x="1.5cm" svg:y="2.775cm">
          <draw:text-box>
            <text:p text:style-name="P16"><text:span text:style-name="T7">Page 2 = Top</text:span></text:p>
          </draw:text-box>
        </draw:frame>
      </draw:page>
      <draw:page draw:name="Tractor Interface Board A - Top" draw:style-name="dp1" draw:master-page-name="Default">
        <draw:custom-shape draw:style-name="gr9" draw:text-style-name="P7" draw:layer="layout" svg:width="2cm" svg:height="1cm" draw:transform="rotate (1.5707963267949) translate (21.5cm 5.5cm)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cm" svg:height="2.171cm" svg:x="12cm" svg:y="4cm">
          <draw:text-box>
            <text:p><text:span text:style-name="T6">Gear Indication Lights</text:span></text:p>
            <text:p><text:span text:style-name="T6">and <text:s/>Working Light</text:span></text:p>
            <text:p><text:span text:style-name="T6">(+ve taken from Cameras board)</text:span></text:p>
            <text:p><text:span text:style-name="T6"/></text:p>
          </draw:text-box>
        </draw:frame>
        <draw:custom-shape draw:style-name="gr11" draw:text-style-name="P7" draw:layer="layout" svg:width="4cm" svg:height="2cm" draw:transform="rotate (0.000523598775598299) translate (12cm 4.002cm)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11.5cm" svg:y1="3.5cm" svg:x2="11.5cm" svg:y2="17.5cm">
          <text:p/>
        </draw:line>
        <draw:line draw:style-name="gr12" draw:text-style-name="P9" draw:layer="layout" svg:x1="22.5cm" svg:y1="17.501cm" svg:x2="11.5cm" svg:y2="17.5cm">
          <text:p/>
        </draw:line>
        <draw:line draw:style-name="gr12" draw:text-style-name="P9" draw:layer="layout" svg:x1="22.5cm" svg:y1="3.5cm" svg:x2="22.5cm" svg:y2="17.5cm">
          <text:p/>
        </draw:line>
        <draw:line draw:style-name="gr12" draw:text-style-name="P9" draw:layer="layout" svg:x1="11.5cm" svg:y1="3.5cm" svg:x2="22.5cm" svg:y2="3.5cm">
          <text:p/>
        </draw:line>
        <draw:frame draw:style-name="gr24" draw:text-style-name="P4" draw:layer="layout" svg:width="10.5cm" svg:height="1.594cm" svg:x="5cm" svg:y="1.406cm">
          <draw:text-box>
            <text:p>Tractor Interface Board B - Top</text:p>
          </draw:text-box>
        </draw:frame>
        <draw:frame draw:style-name="gr13" draw:text-style-name="P19" draw:layer="layout" svg:width="4cm" svg:height="1cm" svg:x="12cm" svg:y="6cm">
          <draw:text-box>
            <text:p text:style-name="P18"><text:span text:style-name="T5">Red</text:span><text:span text:style-name="T5"><text:tab/></text:span><text:span text:style-name="T5"> Black <text:s/>Yellow</text:span></text:p>
          </draw:text-box>
        </draw:frame>
        <draw:frame draw:style-name="gr25" draw:text-style-name="P11" draw:layer="layout" svg:width="2cm" svg:height="2cm" svg:x="23cm" svg:y="3.5cm">
          <draw:text-box>
            <text:p text:style-name="P10"><text:span text:style-name="T4">Red</text:span></text:p>
            <text:p text:style-name="P10"><text:span text:style-name="T4"/></text:p>
            <text:p text:style-name="P10"><text:span text:style-name="T4">Black</text:span></text:p>
          </draw:text-box>
        </draw:frame>
        <draw:frame draw:style-name="gr6" draw:text-style-name="P4" draw:layer="layout" svg:width="4.5cm" svg:height="1.673cm" svg:x="1.5cm" svg:y="1.5cm">
          <draw:text-box>
            <text:p>Page <text:page-number>2</text:page-number></text:p>
          </draw:text-box>
        </draw:frame>
        <draw:custom-shape draw:style-name="gr9" draw:text-style-name="P7" draw:layer="layout" svg:width="2cm" svg:height="1cm" draw:transform="rotate (1.5707963267949) translate (19.5cm 5.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3cm" svg:height="0.3cm" svg:x="21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cm" svg:height="0.3cm" svg:x="19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cm" svg:height="0.3cm" svg:x="11.638cm" svg:y="3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cm" svg:height="0.3cm" svg:x="15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0.3cm" svg:height="0.3cm" svg:x="13.8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8" draw:text-style-name="P1" draw:layer="layout" svg:width="1cm" svg:height="3cm" svg:x="15.5cm" svg:y="7.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" draw:layer="layout" svg:width="1cm" svg:height="3cm" svg:x="15.5cm" svg:y="7.5cm">
            <draw:text-box>
              <text:p><text:span text:style-name="T1"/></text:p>
              <text:p><text:span text:style-name="T4">C</text:span></text:p>
              <text:p><text:span text:style-name="T4"/></text:p>
              <text:p><text:span text:style-name="T4">+</text:span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8" draw:text-style-name="P1" draw:layer="layout" svg:width="1cm" svg:height="3cm" svg:x="19.5cm" svg:y="7.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" draw:layer="layout" svg:width="1cm" svg:height="3cm" svg:x="19.5cm" svg:y="7.5cm">
            <draw:text-box>
              <text:p><text:span text:style-name="T1"/></text:p>
              <text:p><text:span text:style-name="T4">C</text:span></text:p>
              <text:p><text:span text:style-name="T4"/></text:p>
              <text:p><text:span text:style-name="T4">+</text:span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8" draw:text-style-name="P1" draw:layer="layout" svg:width="1cm" svg:height="3cm" svg:x="17.5cm" svg:y="7.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" draw:layer="layout" svg:width="1cm" svg:height="3cm" svg:x="17.5cm" svg:y="7.5cm">
            <draw:text-box>
              <text:p><text:span text:style-name="T1"/></text:p>
              <text:p><text:span text:style-name="T4">C</text:span></text:p>
              <text:p><text:span text:style-name="T4"/></text:p>
              <text:p><text:span text:style-name="T4">+</text:span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8" draw:text-style-name="P1" draw:layer="layout" svg:width="1cm" svg:height="3cm" svg:x="13.5cm" svg:y="7.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" draw:layer="layout" svg:width="1cm" svg:height="3cm" svg:x="13.5cm" svg:y="7.5cm">
            <draw:text-box>
              <text:p><text:span text:style-name="T1"/></text:p>
              <text:p><text:span text:style-name="T4">C</text:span></text:p>
              <text:p><text:span text:style-name="T4"/></text:p>
              <text:p><text:span text:style-name="T4">+</text:span></text:p>
              <text:p><text:span text:style-name="T4"/></text:p>
              <text:p><text:span text:style-name="T4">G</text:span></text:p>
            </draw:text-box>
          </draw:frame>
        </draw:g>
        <draw:g draw:style-name="gr1">
          <draw:custom-shape draw:style-name="gr28" draw:text-style-name="P1" draw:layer="layout" svg:width="1cm" svg:height="3cm" svg:x="21.5cm" svg:y="7.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" draw:layer="layout" svg:width="1cm" svg:height="3cm" svg:x="21.5cm" svg:y="7.5cm">
            <draw:text-box>
              <text:p><text:span text:style-name="T1"/></text:p>
              <text:p><text:span text:style-name="T4">C</text:span></text:p>
              <text:p><text:span text:style-name="T4"/></text:p>
              <text:p><text:span text:style-name="T4">+</text:span></text:p>
              <text:p><text:span text:style-name="T4"/></text:p>
              <text:p><text:span text:style-name="T4">G</text:span></text:p>
            </draw:text-box>
          </draw:frame>
        </draw:g>
        <draw:custom-shape draw:style-name="gr14" draw:text-style-name="P12" draw:layer="layout" svg:width="0.3cm" svg:height="0.3cm" svg:x="11.598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3cm" svg:height="0.3cm" svg:x="17.851cm" svg:y="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5cm" svg:height="0.662cm" svg:x="10.5cm" svg:y="3.5cm">
          <draw:text-box>
            <text:p text:style-name="P5"><text:span text:style-name="T5">+ ve</text:span></text:p>
          </draw:text-box>
        </draw:frame>
        <draw:frame draw:style-name="gr7" draw:text-style-name="P6" draw:layer="layout" svg:width="1.5cm" svg:height="0.662cm" svg:x="10.5cm" svg:y="9.338cm">
          <draw:text-box>
            <text:p text:style-name="P5"><text:span text:style-name="T5">- ve</text:span></text:p>
          </draw:text-box>
        </draw:frame>
        <draw:frame draw:style-name="gr8" draw:text-style-name="P6" draw:layer="layout" svg:width="2.5cm" svg:height="1.5cm" svg:x="20cm" svg:y="2cm">
          <draw:text-box>
            <text:p text:style-name="P5"><text:span text:style-name="T5">Indicator repeaters (in Steps)</text:span></text:p>
          </draw:text-box>
        </draw:frame>
        <draw:frame draw:style-name="gr7" draw:text-style-name="P6" draw:layer="layout" svg:width="1cm" svg:height="0.662cm" svg:x="19.5cm" svg:y="5.5cm">
          <draw:text-box>
            <text:p text:style-name="P5"><text:span text:style-name="T5">R</text:span></text:p>
          </draw:text-box>
        </draw:frame>
        <draw:frame draw:style-name="gr7" draw:text-style-name="P6" draw:layer="layout" svg:width="1cm" svg:height="0.662cm" svg:x="21.5cm" svg:y="5.5cm">
          <draw:text-box>
            <text:p text:style-name="P5"><text:span text:style-name="T5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7-24T12:31:51.305000000</dc:date>
    <meta:editing-duration>PT3H55M50S</meta:editing-duration>
    <meta:editing-cycles>41</meta:editing-cycles>
    <meta:print-date>2022-02-20T22:33:21.797000000</meta:print-date>
    <meta:document-statistic meta:object-count="90"/>
  </office:meta>
</office:document-meta>
</file>